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0a2f" officeooo:paragraph-rsid="00190a2f"/>
    </style:style>
    <style:style style:name="P2" style:family="paragraph" style:parent-style-name="Standard">
      <style:paragraph-properties fo:text-align="center" style:justify-single-word="false"/>
      <style:text-properties officeooo:rsid="00190a2f" officeooo:paragraph-rsid="00190a2f"/>
    </style:style>
    <style:style style:name="P3" style:family="paragraph" style:parent-style-name="Standard">
      <style:text-properties officeooo:rsid="0019c4fd" officeooo:paragraph-rsid="00190a2f"/>
    </style:style>
    <style:style style:name="P4" style:family="paragraph" style:parent-style-name="Standard">
      <style:text-properties officeooo:rsid="0019c4fd" officeooo:paragraph-rsid="0019c4fd"/>
    </style:style>
    <style:style style:name="P5" style:family="paragraph" style:parent-style-name="Standard">
      <style:text-properties officeooo:rsid="001a0d83" officeooo:paragraph-rsid="0019c4fd"/>
    </style:style>
    <style:style style:name="P6" style:family="paragraph" style:parent-style-name="Standard">
      <style:text-properties officeooo:rsid="001a0d83" officeooo:paragraph-rsid="001a0d83"/>
    </style:style>
    <style:style style:name="P7" style:family="paragraph" style:parent-style-name="Standard">
      <style:text-properties officeooo:rsid="001be03a" officeooo:paragraph-rsid="001be03a"/>
    </style:style>
    <style:style style:name="P8" style:family="paragraph" style:parent-style-name="Standard">
      <style:text-properties officeooo:rsid="001c5505" officeooo:paragraph-rsid="001c5505"/>
    </style:style>
    <style:style style:name="T1" style:family="text">
      <style:text-properties officeooo:rsid="00190a2f"/>
    </style:style>
    <style:style style:name="T2" style:family="text">
      <style:text-properties officeooo:rsid="0019c4fd"/>
    </style:style>
    <style:style style:name="T3" style:family="text">
      <style:text-properties officeooo:rsid="001a0d83"/>
    </style:style>
    <style:style style:name="T4" style:family="text">
      <style:text-properties officeooo:rsid="001be0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he Terminal Function <text:span text:style-name="T1">&amp;<text:line-break/>Propositions</text:span> of Irrelevance</text:p>
      <text:p text:style-name="P2">by Sven Nilsen, 2017</text:p>
      <text:p text:style-name="P1"/>
      <text:p text:style-name="P1">Assume you have the following functions:</text:p>
      <text:p text:style-name="P1"/>
      <text:p text:style-name="P1"><text:tab/><text:span text:style-name="T2">human(object) → bool</text:span></text:p>
      <text:p text:style-name="P1"><text:tab/>mortal(object) → bool</text:p>
      <text:p text:style-name="P1"><text:tab/>mortal([human] true) = true</text:p>
      <text:p text:style-name="P1"/>
      <text:p text:style-name="P1">All that is needed to determine whether a human is mortal, is precisely knowing “the object is human”. <text:span text:style-name="T2">No other information is required.</text:span></text:p>
      <text:p text:style-name="P1"/>
      <text:p text:style-name="P1">Assume <text:span text:style-name="T2">you</text:span> make a computer program where a <text:span text:style-name="T4">person</text:span> has a name, age and species:</text:p>
      <text:p text:style-name="P1"/>
      <text:p text:style-name="P1"><text:tab/><text:span text:style-name="T3">objs := [</text:span></text:p>
      <text:p text:style-name="P1"><text:tab/><text:tab/><text:span text:style-name="T2">{name: “John”, age: 32},</text:span></text:p>
      <text:p text:style-name="P1"><text:tab/><text:tab/><text:span text:style-name="T2">{name: “Peter”, age: 48},</text:span></text:p>
      <text:p text:style-name="P1"><text:tab/><text:tab/><text:span text:style-name="T2">{name: “Carl”, age: 89},</text:span></text:p>
      <text:p text:style-name="P1"><text:tab/><text:span text:style-name="T3">]</text:span></text:p>
      <text:p text:style-name="P3"/>
      <text:p text:style-name="P4"><text:span text:style-name="T3">Y</text:span>ou call <text:span text:style-name="T3">the function “mortal(string, f64) → bool” like this:</text:span></text:p>
      <text:p text:style-name="P4"/>
      <text:p text:style-name="P4"><text:tab/><text:span text:style-name="T3">mortal(objs[i].name, objs[i].age)</text:span></text:p>
      <text:p text:style-name="P5"/>
      <text:p text:style-name="P7">Since all objects are humans, this function will always return `true`. How do you prove that the object’s name and age is irrelevant to the result of “mortal”?</text:p>
      <text:p text:style-name="P5"/>
      <text:p text:style-name="P6"><text:span text:style-name="T4">T</text:span>he Terminal function (<text:span text:style-name="T4">often called </text:span>“unit”) can be used <text:span text:style-name="T4">to remove information in a path:</text:span></text:p>
      <text:p text:style-name="P6"/>
      <text:p text:style-name="P6"><text:tab/><text:span text:style-name="T4">unit(a) → ()</text:span></text:p>
      <text:p text:style-name="P6"><text:tab/><text:span text:style-name="T4">unit(_) = ()</text:span></text:p>
      <text:p text:style-name="P6"/>
      <text:p text:style-name="P7">Now you can write:</text:p>
      <text:p text:style-name="P7"/>
      <text:p text:style-name="P7"><text:tab/>mortal[unit ⨯ unit → bool] &lt;=&gt; \((), ()) = true</text:p>
      <text:p text:style-name="P7"/>
      <text:p text:style-name="P8">This is a proposition of the irrelevance of the two argum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7:50:42.601354000</meta:creation-date>
    <dc:date>2017-03-26T18:33:44.614965000</dc:date>
    <meta:editing-duration>PT2M20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2" meta:word-count="167" meta:character-count="983" meta:non-whitespace-character-count="823"/>
  </office:meta>
</office:document-meta>
</file>